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15.214cm" fo:margin-left="0.887cm" table:align="left" style:writing-mode="lr-tb"/>
    </style:style>
    <style:style style:name="Table5.A" style:family="table-column">
      <style:table-column-properties style:column-width="2.408cm"/>
    </style:style>
    <style:style style:name="Table5.B" style:family="table-column">
      <style:table-column-properties style:column-width="5.001cm"/>
    </style:style>
    <style:style style:name="Table5.C" style:family="table-column">
      <style:table-column-properties style:column-width="0.9cm"/>
    </style:style>
    <style:style style:name="Table5.D" style:family="table-column">
      <style:table-column-properties style:column-width="6.906cm"/>
    </style:style>
    <style:style style:name="Table5.1" style:family="table-row">
      <style:table-row-properties style:min-row-height="1.101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5.B1" style:family="table-cell">
      <style:table-cell-properties style:vertical-align="bottom" fo:padding="0.101cm" fo:border-left="none" fo:border-right="none" fo:border-top="none" fo:border-bottom="0.5pt solid #000000" style:writing-mode="lr-tb"/>
    </style:style>
    <style:style style:name="Table5.2" style:family="table-row">
      <style:table-row-properties style:row-height="1.499cm" fo:keep-together="auto"/>
    </style:style>
    <style:style style:name="Table6" style:family="table">
      <style:table-properties style:width="17.013cm" fo:margin-left="0cm" fo:break-before="page" table:align="left" style:writing-mode="lr-tb"/>
    </style:style>
    <style:style style:name="Table6.A" style:family="table-column">
      <style:table-column-properties style:column-width="4.001cm"/>
    </style:style>
    <style:style style:name="Table6.B" style:family="table-column">
      <style:table-column-properties style:column-width="13.012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0.011cm"/>
    </style:style>
    <style:style style:name="Table6.A2" style:family="table-cell">
      <style:table-cell-properties fo:padding="0cm" fo:border="none"/>
    </style:style>
    <style:style style:name="Table6.3" style:family="table-row">
      <style:table-row-properties style:row-height="0.3cm"/>
    </style:style>
    <style:style style:name="Table6.A4" style:family="table-cell">
      <style:table-cell-properties fo:padding="0.097cm" fo:border-left="none" fo:border-right="none" fo:border-top="none" fo:border-bottom="0.5pt solid #000000"/>
    </style:style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4.5cm"/>
    </style:style>
    <style:style style:name="Table1.B" style:family="table-column">
      <style:table-column-properties style:column-width="1.692cm"/>
    </style:style>
    <style:style style:name="Table1.C" style:family="table-column">
      <style:table-column-properties style:column-width="4.498cm"/>
    </style:style>
    <style:style style:name="Table1.D" style:family="table-column">
      <style:table-column-properties style:column-width="1.513cm"/>
    </style:style>
    <style:style style:name="Table1.E" style:family="table-column">
      <style:table-column-properties style:column-width="4.81cm"/>
    </style:style>
    <style:style style:name="Table1.1" style:family="table-row">
      <style:table-row-properties style:min-row-height="2.09cm"/>
    </style:style>
    <style:style style:name="Table1.A1" style:family="table-cell">
      <style:table-cell-properties fo:padding="0.049cm" fo:border-left="none" fo:border-right="none" fo:border-top="none" fo:border-bottom="0.5pt solid #000000"/>
    </style:style>
    <style:style style:name="Table1.B1" style:family="table-cell">
      <style:table-cell-properties fo:padding="0.097cm" fo:border="none"/>
    </style:style>
    <style:style style:name="Table1.2" style:family="table-row">
      <style:table-row-properties style:min-row-height="0.318cm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1" style:family="table-row">
      <style:table-row-properties style:min-row-height="0.397cm"/>
    </style:style>
    <style:style style:name="Table3.A1" style:family="table-cell">
      <style:table-cell-properties fo:padding="0.097cm" fo:border-left="none" fo:border-right="none" fo:border-top="0.5pt solid #000000" fo:border-bottom="none"/>
    </style:style>
    <style:style style:name="Table3.2" style:family="table-row">
      <style:table-row-properties style:row-height="0.801cm"/>
    </style:style>
    <style:style style:name="Table3.A2" style:family="table-cell">
      <style:table-cell-properties fo:padding="0.097cm" fo:border="none"/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F3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6.997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4.001cm"/>
    </style:style>
    <style:style style:name="Table4.C" style:family="table-column">
      <style:table-column-properties style:column-width="1cm"/>
    </style:style>
    <style:style style:name="Table4.E" style:family="table-column">
      <style:table-column-properties style:column-width="3.995cm"/>
    </style:style>
    <style:style style:name="Table4.1" style:family="table-row">
      <style:table-row-properties style:row-height="1cm"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4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4.2" style:family="table-row">
      <style:table-row-properties style:row-height="0.3cm" fo:keep-together="always"/>
    </style:style>
    <style:style style:name="Table4.A2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A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4" style:family="table-row">
      <style:table-row-properties style:row-height="0.3cm" fo:keep-together="always"/>
    </style:style>
    <style:style style:name="Table4.6" style:family="table-row">
      <style:table-row-properties style:row-height="0.3cm" fo:keep-together="always"/>
    </style:style>
    <style:style style:name="Table4.A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7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8" style:family="table-row">
      <style:table-row-properties style:row-height="0.3cm" fo:keep-together="always"/>
    </style:style>
    <style:style style:name="Table4.A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9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10" style:family="table-row">
      <style:table-row-properties style:row-height="0.3cm" fo:keep-together="always"/>
    </style:style>
    <style:style style:name="Table4.A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1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12" style:family="table-row">
      <style:table-row-properties style:row-height="0.3cm" fo:keep-together="always"/>
    </style:style>
    <style:style style:name="Table4.A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13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14" style:family="table-row">
      <style:table-row-properties style:row-height="0.3cm" fo:keep-together="always"/>
    </style:style>
    <style:style style:name="Table4.A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4.D15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" style:family="table">
      <style:table-properties style:width="16.997cm" fo:margin-left="0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4.001cm"/>
    </style:style>
    <style:style style:name="Table2.C" style:family="table-column">
      <style:table-column-properties style:column-width="1cm"/>
    </style:style>
    <style:style style:name="Table2.E" style:family="table-column">
      <style:table-column-properties style:column-width="3.995cm"/>
    </style:style>
    <style:style style:name="Table2.1" style:family="table-row">
      <style:table-row-properties style:row-height="1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.501cm" fo:padding-right="0.501cm" fo:padding-top="0cm" fo:padding-bottom="0cm" fo:border="none" style:writing-mode="lr-tb"/>
    </style:style>
    <style:style style:name="Table2.B1" style:family="table-cell">
      <style:table-cell-properties style:vertical-align="middle" fo:background-color="#dddddd" fo:padding-left="0.501cm" fo:padding-right="0.501cm" fo:padding-top="0cm" fo:padding-bottom="0cm" fo:border="none" style:writing-mode="lr-tb">
        <style:background-image/>
      </style:table-cell-properties>
    </style:style>
    <style:style style:name="Table2.C1" style:family="table-cell">
      <style:table-cell-properties style:vertical-align="middle" fo:background-color="transparent" fo:padding-left="0.501cm" fo:padding-right="0.501cm" fo:padding-top="0cm" fo:padding-bottom="0cm" fo:border="none" style:writing-mode="lr-tb">
        <style:background-image/>
      </style:table-cell-properties>
    </style:style>
    <style:style style:name="Table2.2" style:family="table-row">
      <style:table-row-properties style:row-height="0.3cm" fo:keep-together="always"/>
    </style:style>
    <style:style style:name="Table2.4" style:family="table-row">
      <style:table-row-properties style:row-height="0.3cm" fo:keep-together="always"/>
    </style:style>
    <style:style style:name="P1" style:family="paragraph" style:parent-style-name="Standard">
      <style:text-properties officeooo:paragraph-rsid="00079a75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0b0" style:font-weight-asian="bold" style:font-weight-complex="bold"/>
    </style:style>
    <style:style style:name="P3" style:family="paragraph" style:parent-style-name="Standard">
      <style:text-properties fo:font-weight="normal" officeooo:paragraph-rsid="001660b0" style:font-weight-asian="normal" style:font-weight-complex="normal"/>
    </style:style>
    <style:style style:name="P4" style:family="paragraph" style:parent-style-name="Standard">
      <style:text-properties fo:font-weight="normal" officeooo:rsid="0034b265" officeooo:paragraph-rsid="0016fb4e" style:font-weight-asian="normal" style:font-weight-complex="normal"/>
    </style:style>
    <style:style style:name="P5" style:family="paragraph" style:parent-style-name="Standard">
      <style:text-properties officeooo:paragraph-rsid="001660b0"/>
    </style:style>
    <style:style style:name="P6" style:family="paragraph" style:parent-style-name="Standard">
      <style:text-properties fo:color="#808080" fo:font-size="9pt" officeooo:paragraph-rsid="00126429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8" style:family="paragraph" style:parent-style-name="Standard">
      <style:text-properties officeooo:rsid="0010d4c0" officeooo:paragraph-rsid="0016fb4e"/>
    </style:style>
    <style:style style:name="P9" style:family="paragraph" style:parent-style-name="Text_20_body">
      <style:text-properties officeooo:paragraph-rsid="00079a75"/>
    </style:style>
    <style:style style:name="P10" style:family="paragraph" style:parent-style-name="Text_20_body">
      <loext:graphic-properties draw:fill-image-width="0cm" draw:fill-image-height="0cm"/>
      <style:text-properties officeooo:paragraph-rsid="00079a75"/>
    </style:style>
    <style:style style:name="P11" style:family="paragraph" style:parent-style-name="Text_20_body">
      <style:text-properties fo:font-style="italic" officeooo:paragraph-rsid="00079a75" style:font-style-asian="italic" style:font-style-complex="italic"/>
    </style:style>
    <style:style style:name="P12" style:family="paragraph" style:parent-style-name="Text_20_body">
      <style:text-properties style:use-window-font-color="true" style:font-name="Times New Roman2" fo:font-size="12pt" fo:language="de" fo:country="DE" officeooo:paragraph-rsid="00079a75" style:font-name-asian="Times New Roman2" style:font-size-asian="12pt" style:font-name-complex="Times New Roman2" style:font-size-complex="12pt" style:language-complex="ar" style:country-complex="SA"/>
    </style:style>
    <style:style style:name="P13" style:family="paragraph" style:parent-style-name="Text_20_body">
      <style:text-properties officeooo:paragraph-rsid="00013ee0"/>
    </style:style>
    <style:style style:name="P14" style:family="paragraph" style:parent-style-name="Text_20_body">
      <style:text-properties officeooo:paragraph-rsid="001660b0"/>
    </style:style>
    <style:style style:name="P15" style:family="paragraph" style:parent-style-name="Text_20_body">
      <loext:graphic-properties draw:fill-image-width="0cm" draw:fill-image-height="0cm"/>
      <style:text-properties officeooo:paragraph-rsid="001660b0"/>
    </style:style>
    <style:style style:name="P16" style:family="paragraph" style:parent-style-name="Text_20_body">
      <style:text-properties fo:font-weight="bold" officeooo:rsid="00306c65" officeooo:paragraph-rsid="001660b0" style:font-weight-asian="bold" style:font-weight-complex="bold"/>
    </style:style>
    <style:style style:name="P17" style:family="paragraph" style:parent-style-name="Text_20_body">
      <style:text-properties fo:font-weight="bold" officeooo:paragraph-rsid="001660b0" style:font-weight-asian="bold" style:font-weight-complex="bold"/>
    </style:style>
    <style:style style:name="P18" style:family="paragraph" style:parent-style-name="Text_20_body">
      <style:text-properties fo:font-weight="normal" officeooo:paragraph-rsid="001660b0" style:font-weight-asian="normal" style:font-weight-complex="normal"/>
    </style:style>
    <style:style style:name="P19" style:family="paragraph" style:parent-style-name="Header">
      <style:text-properties officeooo:paragraph-rsid="00079a75"/>
    </style:style>
    <style:style style:name="P20" style:family="paragraph" style:parent-style-name="Subject">
      <style:text-properties officeooo:paragraph-rsid="00079a75"/>
    </style:style>
    <style:style style:name="P21" style:family="paragraph" style:parent-style-name="Grade">
      <style:text-properties officeooo:paragraph-rsid="00079a75"/>
    </style:style>
    <style:style style:name="P22" style:family="paragraph" style:parent-style-name="Table_20_Contents">
      <style:paragraph-properties fo:text-align="center" style:justify-single-word="false"/>
      <style:text-properties officeooo:rsid="0042d296" officeooo:paragraph-rsid="0016fb4e"/>
    </style:style>
    <style:style style:name="P23" style:family="paragraph" style:parent-style-name="Table_20_Contents">
      <style:text-properties officeooo:rsid="0042d296" officeooo:paragraph-rsid="0016fb4e"/>
    </style:style>
    <style:style style:name="P24" style:family="paragraph" style:parent-style-name="Table_20_Contents">
      <style:paragraph-properties fo:text-align="end" style:justify-single-word="false"/>
      <style:text-properties officeooo:rsid="000a9b1d" officeooo:paragraph-rsid="001660b0"/>
    </style:style>
    <style:style style:name="P25" style:family="paragraph" style:parent-style-name="Table_20_Contents">
      <style:paragraph-properties fo:text-align="center" style:justify-single-word="false"/>
      <style:text-properties officeooo:paragraph-rsid="0016fb4e"/>
    </style:style>
    <style:style style:name="P26" style:family="paragraph" style:parent-style-name="Table_20_Contents">
      <style:text-properties officeooo:paragraph-rsid="0016fb4e"/>
    </style:style>
    <style:style style:name="P27" style:family="paragraph" style:parent-style-name="Standard">
      <style:paragraph-properties fo:text-align="start" style:justify-single-word="false" fo:break-before="page"/>
      <style:text-properties fo:font-weight="bold" officeooo:rsid="00293886" officeooo:paragraph-rsid="001660b0" style:font-weight-asian="bold" style:font-weight-complex="bold"/>
    </style:style>
    <style:style style:name="P28" style:family="paragraph" style:parent-style-name="Standard">
      <style:paragraph-properties fo:break-before="page"/>
      <style:text-properties officeooo:rsid="0016fb4e" officeooo:paragraph-rsid="0016fb4e"/>
    </style:style>
    <style:style style:name="P29" style:family="paragraph" style:parent-style-name="Standard">
      <style:paragraph-properties fo:break-before="page"/>
      <style:text-properties style:font-name="Times New Roman" fo:font-size="12pt" fo:font-weight="bold" officeooo:rsid="0015aa84" officeooo:paragraph-rsid="0016fb4e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1cm" fo:margin-right="0cm" fo:text-indent="0cm" style:auto-text-indent="false"/>
      <style:text-properties officeooo:paragraph-rsid="001660b0"/>
    </style:style>
    <style:style style:name="P31" style:family="paragraph" style:parent-style-name="Standard">
      <style:paragraph-properties fo:margin-top="0cm" fo:margin-bottom="0cm" loext:contextual-spacing="false"/>
      <style:text-properties officeooo:paragraph-rsid="0016fb4e"/>
    </style:style>
    <style:style style:name="P32" style:family="paragraph" style:parent-style-name="Footnote">
      <style:paragraph-properties fo:margin-top="0cm" fo:margin-bottom="0cm" loext:contextual-spacing="false"/>
      <style:text-properties officeooo:paragraph-rsid="0016fb4e"/>
    </style:style>
    <style:style style:name="P33" style:family="paragraph" style:parent-style-name="Table_20_Title">
      <style:paragraph-properties fo:text-align="center" style:justify-single-word="false"/>
      <style:text-properties officeooo:paragraph-rsid="0016fb4e"/>
    </style:style>
    <style:style style:name="P34" style:family="paragraph" style:parent-style-name="Standard">
      <style:paragraph-properties fo:margin-top="0.64cm" fo:margin-bottom="0cm" loext:contextual-spacing="false" fo:text-align="center" style:justify-single-word="false"/>
      <style:text-properties fo:font-size="16pt" officeooo:rsid="004e9d5e" officeooo:paragraph-rsid="0016fb4e" style:font-size-asian="16pt"/>
    </style:style>
    <style:style style:name="P35" style:family="paragraph" style:parent-style-name="Footnote">
      <style:text-properties officeooo:paragraph-rsid="0016fb4e"/>
    </style:style>
    <style:style style:name="P36" style:family="paragraph" style:parent-style-name="Standard">
      <style:paragraph-properties fo:break-before="auto" fo:break-after="auto"/>
      <style:text-properties officeooo:paragraph-rsid="0021677f"/>
    </style:style>
    <style:style style:name="P37" style:family="paragraph" style:parent-style-name="Standard">
      <style:text-properties officeooo:paragraph-rsid="0021677f"/>
    </style:style>
    <style:style style:name="P38" style:family="paragraph" style:parent-style-name="Standard">
      <style:text-properties fo:font-weight="normal" officeooo:paragraph-rsid="0021677f" style:font-weight-asian="normal" style:font-weight-complex="normal"/>
    </style:style>
    <style:style style:name="P39" style:family="paragraph" style:parent-style-name="Text_20_body">
      <style:text-properties fo:font-style="italic" officeooo:paragraph-rsid="0021677f" style:font-style-asian="italic" style:font-style-complex="italic"/>
    </style:style>
    <style:style style:name="P40" style:family="paragraph" style:parent-style-name="Text_20_body">
      <style:text-properties officeooo:paragraph-rsid="0021677f"/>
    </style:style>
    <style:style style:name="P41" style:family="paragraph" style:parent-style-name="Text_20_body">
      <style:text-properties fo:font-weight="normal" officeooo:paragraph-rsid="0021677f" style:font-weight-asian="normal" style:font-weight-complex="normal"/>
    </style:style>
    <style:style style:name="P42" style:family="paragraph" style:parent-style-name="Heading_20_2">
      <style:paragraph-properties fo:text-align="center" style:justify-single-word="false"/>
      <style:text-properties officeooo:paragraph-rsid="001660b0"/>
    </style:style>
    <style:style style:name="P43" style:family="paragraph" style:parent-style-name="Heading_20_1">
      <style:text-properties officeooo:rsid="0010532f" officeooo:paragraph-rsid="0016fb4e"/>
    </style:style>
    <style:style style:name="P44" style:family="paragraph" style:parent-style-name="Subject">
      <style:text-properties officeooo:rsid="001dd97f" officeooo:paragraph-rsid="0021677f"/>
    </style:style>
    <style:style style:name="P45" style:family="paragraph" style:parent-style-name="Subject">
      <style:text-properties officeooo:rsid="00264671" officeooo:paragraph-rsid="0021677f"/>
    </style:style>
    <style:style style:name="P46" style:family="paragraph" style:parent-style-name="Subject">
      <style:text-properties officeooo:rsid="0024db19" officeooo:paragraph-rsid="0021677f"/>
    </style:style>
    <style:style style:name="P47" style:family="paragraph" style:parent-style-name="Subject">
      <style:text-properties officeooo:paragraph-rsid="0021677f"/>
    </style:style>
    <style:style style:name="P48" style:family="paragraph" style:parent-style-name="Subject">
      <style:text-properties officeooo:rsid="00235427" officeooo:paragraph-rsid="0021677f"/>
    </style:style>
    <style:style style:name="P49" style:family="paragraph" style:parent-style-name="Grade">
      <style:text-properties officeooo:paragraph-rsid="0021677f"/>
    </style:style>
    <style:style style:name="P5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af22"/>
    </style:style>
    <style:style style:name="T3" style:family="text">
      <style:text-properties officeooo:rsid="00121500"/>
    </style:style>
    <style:style style:name="T4" style:family="text">
      <style:text-properties officeooo:rsid="0013ce34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style:shadow="none" draw:shadow-opacity="100%" loext:rel-width-rel="paragraph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gr1" style:family="graphic">
      <style:graphic-properties draw:stroke="solid" svg:stroke-width="0.03cm" svg:stroke-color="#000000" draw:marker-start-width="0.358cm" draw:marker-end-width="0.358cm" draw:stroke-linejoin="miter" svg:stroke-linecap="square" draw:fill="none" draw:fill-color="#ffffff" draw:textarea-horizontal-align="left" draw:textarea-vertical-align="top" draw:auto-grow-height="false" fo:padding-top="0.231cm" fo:padding-bottom="0.231cm" fo:padding-left="0.443cm" fo:padding-right="0.443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Maßstab?" text:name="STREAM"/>
        <text:user-field-decl office:value-type="string" office:string-value="?f_ABCD_1?" text:name="f_ABCD_1"/>
        <text:user-field-decl office:value-type="string" office:string-value="?f_ABCD_2?" text:name="f_ABCD_2"/>
        <text:user-field-decl office:value-type="string" office:string-value="?f_ABCD_3?" text:name="f_ABCD_3"/>
        <text:user-field-decl office:value-type="string" office:string-value="?f_ABCD_4?" text:name="f_ABCD_4"/>
        <text:user-field-decl office:value-type="string" office:string-value="?f_ABCD_5?" text:name="f_ABCD_5"/>
        <text:user-field-decl office:value-type="string" office:string-value="?f_ABCD_6?" text:name="f_ABCD_6"/>
        <text:user-field-decl office:value-type="string" office:string-value="?f_ABCD_7?" text:name="f_ABCD_7"/>
        <text:user-field-decl office:value-type="string" office:string-value="?f_ABCD_8?" text:name="f_ABCD_8"/>
        <text:user-field-decl office:value-type="string" office:string-value="?f_ABCD_9?" text:name="f_ABCD_9"/>
        <text:user-field-decl office:value-type="string" office:string-value="?f_ABCD_10?" text:name="f_ABCD_10"/>
        <text:user-field-decl office:value-type="string" office:string-value="?f_ABCD_11?" text:name="f_ABCD_11"/>
        <text:user-field-decl office:value-type="string" office:string-value="?f_ABCD_12?" text:name="f_ABCD_12"/>
        <text:user-field-decl office:value-type="string" office:string-value="?f_ABCD_13?" text:name="f_ABCD_13"/>
        <text:user-field-decl office:value-type="string" office:string-value="?f_ABCD_14?" text:name="f_ABCD_14"/>
        <text:user-field-decl office:value-type="string" office:string-value="?f_ABCD_15?" text:name="f_ABCD_15"/>
        <text:user-field-decl office:value-type="string" office:string-value="?f_ABCD_16?" text:name="f_ABCD_16"/>
        <text:user-field-decl office:value-type="string" office:string-value="?g_ABCD_1?" text:name="g_ABCD_1"/>
        <text:user-field-decl office:value-type="string" office:string-value="?g_ABCD_2?" text:name="g_ABCD_2"/>
        <text:user-field-decl office:value-type="string" office:string-value="?g_ABCD_3?" text:name="g_ABCD_3"/>
        <text:user-field-decl office:value-type="string" office:string-value="?g_ABCD_4?" text:name="g_ABCD_4"/>
        <text:user-field-decl office:value-type="string" office:string-value="?g_ABCD_5?" text:name="g_ABCD_5"/>
        <text:user-field-decl office:value-type="string" office:string-value="?g_ABCD_6?" text:name="g_ABCD_6"/>
        <text:user-field-decl office:value-type="string" office:string-value="?g_ABCD_7?" text:name="g_ABCD_7"/>
        <text:user-field-decl office:value-type="string" office:string-value="?g_ABCD_8?" text:name="g_ABCD_8"/>
        <text:user-field-decl office:value-type="string" office:string-value="?g_ABCD_9?" text:name="g_ABCD_9"/>
        <text:user-field-decl office:value-type="string" office:string-value="?g_ABCD_10?" text:name="g_ABCD_10"/>
        <text:user-field-decl office:value-type="string" office:string-value="?g_ABCD_11?" text:name="g_ABCD_11"/>
        <text:user-field-decl office:value-type="string" office:string-value="?g_ABCD_12?" text:name="g_ABCD_12"/>
        <text:user-field-decl office:value-type="string" office:string-value="?g_ABCD_13?" text:name="g_ABCD_13"/>
        <text:user-field-decl office:value-type="string" office:string-value="?g_ABCD_14?" text:name="g_ABCD_14"/>
        <text:user-field-decl office:value-type="string" office:string-value="?g_ABCD_15?" text:name="g_ABCD_15"/>
        <text:user-field-decl office:value-type="string" office:string-value="?g_ABCD_16?" text:name="g_ABCD_16"/>
        <text:user-field-decl office:value-type="string" office:string-value="?ZEUGNIS_D?" text:name="DATE_D"/>
        <text:user-field-decl office:value-type="string" office:string-value="?f_EK_1?" text:name="f_EK_1"/>
        <text:user-field-decl office:value-type="string" office:string-value="?f_EK_2?" text:name="f_EK_2"/>
        <text:user-field-decl office:value-type="string" office:string-value="?f_EK_3?" text:name="f_EK_3"/>
        <text:user-field-decl office:value-type="string" office:string-value="?f_EK_4?" text:name="f_EK_4"/>
        <text:user-field-decl office:value-type="string" office:string-value="?f_EK_5?" text:name="f_EK_5"/>
        <text:user-field-decl office:value-type="string" office:string-value="?f_EK_6?" text:name="f_EK_6"/>
        <text:user-field-decl office:value-type="string" office:string-value="?g_EK_1?" text:name="g_EK_1"/>
        <text:user-field-decl office:value-type="string" office:string-value="?g_EK_2?" text:name="g_EK_2"/>
        <text:user-field-decl office:value-type="string" office:string-value="?g_EK_3?" text:name="g_EK_3"/>
        <text:user-field-decl office:value-type="string" office:string-value="?g_EK_4?" text:name="g_EK_4"/>
        <text:user-field-decl office:value-type="string" office:string-value="?g_EK_5?" text:name="g_EK_5"/>
        <text:user-field-decl office:value-type="string" office:string-value="?g_EK_6?" text:name="g_EK_6"/>
        <text:user-field-decl office:value-type="string" office:string-value="?BEMERKUNG_1?" text:name="_COMMENT_1"/>
        <text:user-field-decl office:value-type="string" office:string-value="?SEKI?" text:name="_SEKI"/>
        <text:user-field-decl office:value-type="string" office:string-value="?VORNAMEN?" text:name="FIRSTNAMES"/>
        <text:user-field-decl office:value-type="string" office:string-value="?GEB_Datum?" text:name="DOB_D"/>
        <text:user-field-decl office:value-type="string" office:string-value="?GEBURTSORT?" text:name="POB"/>
        <text:user-field-decl office:value-type="string" office:string-value="?NACHNAME?" text:name="LASTNAME"/>
        <text:user-field-decl office:value-type="string" office:string-value="?de?" text:name="de"/>
        <text:user-field-decl office:value-type="string" office:string-value="?en?" text:name="en"/>
        <text:user-field-decl office:value-type="string" office:string-value="?fr?" text:name="fr"/>
        <text:user-field-decl office:value-type="string" office:string-value="?ku?" text:name="ku"/>
        <text:user-field-decl office:value-type="string" office:string-value="?mu?" text:name="mu"/>
        <text:user-field-decl office:value-type="string" office:string-value="?ges?" text:name="ges"/>
        <text:user-field-decl office:value-type="string" office:string-value="?soz?" text:name="soz"/>
        <text:user-field-decl office:value-type="string" office:string-value="?geo?" text:name="geo"/>
        <text:user-field-decl office:value-type="string" office:string-value="?rel?" text:name="rel"/>
        <text:user-field-decl office:value-type="string" office:string-value="?ma?" text:name="ma"/>
        <text:user-field-decl office:value-type="string" office:string-value="?bio?" text:name="bio"/>
        <text:user-field-decl office:value-type="string" office:string-value="?ch?" text:name="ch"/>
        <text:user-field-decl office:value-type="string" office:string-value="?ph?" text:name="ph"/>
        <text:user-field-decl office:value-type="string" office:string-value="?sp?" text:name="sp"/>
        <text:user-field-decl office:value-type="string" office:string-value="?awt?" text:name="awt"/>
        <text:user-field-decl office:value-type="string" office:string-value="?eu?" text:name="eu"/>
        <text:user-field-decl office:value-type="string" office:string-value="?f_K_1?" text:name="f_K_1"/>
        <text:user-field-decl office:value-type="string" office:string-value="?g_K_1?" text:name="g_K_1"/>
        <text:user-field-decl office:value-type="string" office:string-value="?f_K_2?" text:name="f_K_2"/>
        <text:user-field-decl office:value-type="string" office:string-value="?g_K_2?" text:name="g_K_2"/>
        <text:user-field-decl office:value-type="string" office:string-value="?f_K_3?" text:name="f_K_3"/>
        <text:user-field-decl office:value-type="string" office:string-value="?g_K_3?" text:name="g_K_3"/>
        <text:user-field-decl office:value-type="string" office:string-value="?f_K_4?" text:name="f_K_4"/>
        <text:user-field-decl office:value-type="string" office:string-value="?g_K_4?" text:name="g_K_4"/>
        <text:user-field-decl office:value-type="string" office:string-value="?f_K_5?" text:name="f_K_5"/>
        <text:user-field-decl office:value-type="string" office:string-value="?g_K_5?" text:name="g_K_5"/>
      </text:user-field-decls>
      <text:p text:style-name="P19">FREIE WALDORFSCHULE HANNOVER – BOTHFELD</text:p>
      <text:p text:style-name="P10"><draw:line text:anchor-type="char" draw:z-index="0" draw:style-name="gr1" draw:text-style-name="P50" svg:x1="0.099cm" svg:y1="0.252cm" svg:x2="16.821cm" svg:y2="0.252cm"><text:p/></draw:line></text:p>
      <text:p text:style-name="P15"/>
      <text:p text:style-name="P15"/>
      <text:h text:style-name="P43" text:outline-level="1">ABSCHLUSSZEUGNIS</text:h>
      <text:p text:style-name="P34"><text:user-field-get text:name="_SEKI">?SEKI?</text:user-field-get></text:p>
      <text:p text:style-name="P14"/>
      <text:p text:style-name="P5"/>
      <text:p text:style-name="P5"/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Name:</text:p>
          </table:table-cell>
          <table:table-cell table:style-name="Table5.B1" table:number-columns-spanned="3" office:value-type="string">
            <text:p text:style-name="P2"><text:user-field-get text:name="FIRSTNAMES">?VORNAMEN?</text:user-field-get><text:s/><text:user-field-get text:name="LASTNAME">?NACHNAME?</text:user-field-get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5">geboren am</text:p>
          </table:table-cell>
          <table:table-cell table:style-name="Table5.B1" office:value-type="string">
            <text:p text:style-name="P3"><text:user-field-get text:name="DOB_D">?GEB_Datum?</text:user-field-get></text:p>
          </table:table-cell>
          <table:table-cell table:style-name="Table5.A1" office:value-type="string">
            <text:p text:style-name="P5">in</text:p>
          </table:table-cell>
          <table:table-cell table:style-name="Table5.B1" office:value-type="string">
            <text:p text:style-name="P5"><text:user-field-get text:name="POB">?GEBURTSORT?</text:user-field-get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36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E"/>
        <table:table-row table:style-name="Table4.1">
          <table:table-cell table:style-name="Table4.A1" office:value-type="string">
            <text:p text:style-name="P47">Deutsch</text:p>
          </table:table-cell>
          <table:table-cell table:style-name="Table4.B1" office:value-type="string">
            <text:p text:style-name="P49"><text:user-field-get text:name="de">?de?</text:user-field-get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4">Englisch</text:p>
          </table:table-cell>
          <table:table-cell table:style-name="Table4.B1" office:value-type="string">
            <text:p text:style-name="P49"><text:user-field-get text:name="en">?en?</text:user-field-get></text:p>
          </table:table-cell>
        </table:table-row>
        <table:table-row table:style-name="Table4.2">
          <table:table-cell table:style-name="Table4.D15" office:value-type="string">
            <text:p text:style-name="P40"/>
          </table:table-cell>
          <table:table-cell table:style-name="Table4.A1" office:value-type="string">
            <text:p text:style-name="P3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A3" office:value-type="string">
            <text:p text:style-name="P44">Französisch</text:p>
          </table:table-cell>
          <table:table-cell table:style-name="Table4.B1" office:value-type="string">
            <text:p text:style-name="P49"><text:user-field-get text:name="fr">?fr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4">Kunst</text:p>
          </table:table-cell>
          <table:table-cell table:style-name="Table4.B1" office:value-type="string">
            <text:p text:style-name="P49"><text:user-field-get text:name="ku">?ku?</text:user-field-get></text:p>
          </table:table-cell>
        </table:table-row>
        <table:table-row table:style-name="Table4.4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A1" office:value-type="string">
            <text:p text:style-name="P44">Musik</text:p>
          </table:table-cell>
          <table:table-cell table:style-name="Table4.B1" office:value-type="string">
            <text:p text:style-name="P49"><text:user-field-get text:name="mu">?mu?</text:user-field-get>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4">Geschichte</text:p>
          </table:table-cell>
          <table:table-cell table:style-name="Table4.B1" office:value-type="string">
            <text:p text:style-name="P49"><text:user-field-get text:name="ges">?ges?</text:user-field-get></text:p>
          </table:table-cell>
        </table:table-row>
        <table:table-row table:style-name="Table4.6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D15" office:value-type="string">
            <text:p text:style-name="P44">Sozialkunde</text:p>
          </table:table-cell>
          <table:table-cell table:style-name="Table4.B1" office:value-type="string">
            <text:p text:style-name="P49"><text:user-field-get text:name="soz">?soz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4">Geographie</text:p>
          </table:table-cell>
          <table:table-cell table:style-name="Table4.B1" office:value-type="string">
            <text:p text:style-name="P49"><text:user-field-get text:name="geo">?geo?</text:user-field-get></text:p>
          </table:table-cell>
        </table:table-row>
        <table:table-row table:style-name="Table4.8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D15" office:value-type="string">
            <text:p text:style-name="P44">Religion</text:p>
          </table:table-cell>
          <table:table-cell table:style-name="Table4.B1" office:value-type="string">
            <text:p text:style-name="P49"><text:user-field-get text:name="rel">?rel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4">Mathematik</text:p>
          </table:table-cell>
          <table:table-cell table:style-name="Table4.B1" office:value-type="string">
            <text:p text:style-name="P49"><text:user-field-get text:name="ma">?ma?</text:user-field-get></text:p>
          </table:table-cell>
        </table:table-row>
        <table:table-row table:style-name="Table4.10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D15" office:value-type="string">
            <text:p text:style-name="P44">Biologie</text:p>
          </table:table-cell>
          <table:table-cell table:style-name="Table4.B1" office:value-type="string">
            <text:p text:style-name="P49"><text:user-field-get text:name="bio">?bio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4">Chemie</text:p>
          </table:table-cell>
          <table:table-cell table:style-name="Table4.B1" office:value-type="string">
            <text:p text:style-name="P49"><text:user-field-get text:name="ch">?ch?</text:user-field-get></text:p>
          </table:table-cell>
        </table:table-row>
        <table:table-row table:style-name="Table4.12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D15" office:value-type="string">
            <text:p text:style-name="P44">Physik</text:p>
          </table:table-cell>
          <table:table-cell table:style-name="Table4.B1" office:value-type="string">
            <text:p text:style-name="P49"><text:user-field-get text:name="ph">?ph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4">Sport</text:p>
          </table:table-cell>
          <table:table-cell table:style-name="Table4.B1" office:value-type="string">
            <text:p text:style-name="P49"><text:user-field-get text:name="sp">?sp?</text:user-field-get></text:p>
          </table:table-cell>
        </table:table-row>
        <table:table-row table:style-name="Table4.14"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47"/>
          </table:table-cell>
          <table:table-cell table:style-name="Table4.A1" office:value-type="string">
            <text:p text:style-name="P49"/>
          </table:table-cell>
        </table:table-row>
        <table:table-row table:style-name="Table4.1">
          <table:table-cell table:style-name="Table4.D15" office:value-type="string">
            <text:p text:style-name="P45">Arbeit-Wirtschaft-Technik</text:p>
          </table:table-cell>
          <table:table-cell table:style-name="Table4.B1" office:value-type="string">
            <text:p text:style-name="P49"><text:user-field-get text:name="awt">?awt?</text:user-field-get></text:p>
          </table:table-cell>
          <table:table-cell table:style-name="Table4.A1" office:value-type="string">
            <text:p text:style-name="P40"/>
          </table:table-cell>
          <table:table-cell table:style-name="Table4.D15" office:value-type="string">
            <text:p text:style-name="P46">––––––</text:p>
          </table:table-cell>
          <table:table-cell table:style-name="Table4.B1" office:value-type="string">
            <text:p text:style-name="P49">––––––</text:p>
          </table:table-cell>
        </table:table-row>
      </table:table>
      <text:p text:style-name="P37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42" text:outline-level="2">Freie Waldorfschule Hannover-Bothfeld</text:h>
          </table:table-cell>
          <table:covered-table-cell/>
        </table:table-row>
        <table:table-row table:style-name="Table6.2">
          <table:table-cell table:style-name="Table6.A2" office:value-type="string">
            <text:p text:style-name="P28">Abschlusszeugnis</text:p>
          </table:table-cell>
          <table:table-cell table:style-name="Table6.A2" office:value-type="string">
            <text:p text:style-name="P29"><text:user-field-get text:name="_SEKI">?SEKI?</text:user-field-get></text:p>
          </table:table-cell>
        </table:table-row>
        <table:table-row table:style-name="Table6.3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4" table:number-columns-spanned="2" office:value-type="string">
            <text:p text:style-name="P30"><text:span text:style-name="T1"><text:user-field-get text:name="FIRSTNAMES">?VORNAMEN?</text:user-field-get></text:span><text:span text:style-name="T1"><text:s/></text:span><text:span text:style-name="T1"><text:user-field-get text:name="LASTNAME">?NACHNAME?</text:user-field-get></text:span></text:p>
          </table:table-cell>
          <table:covered-table-cell/>
        </table:table-row>
      </table:table>
      <text:p text:style-name="P16"/>
      <text:p text:style-name="P16"/>
      <text:p text:style-name="P16"/>
      <text:p text:style-name="P16">Künstlerisch-Praktische Kurse:</text:p>
      <text:p text:style-name="P41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 table:style-name="Table2.1">
          <table:table-cell table:style-name="Table2.A1" office:value-type="string">
            <text:p text:style-name="P48">Eurythmie</text:p>
          </table:table-cell>
          <table:table-cell table:style-name="Table2.B1" office:value-type="string">
            <text:p text:style-name="P49"><text:user-field-get text:name="eu">?eu?</text:user-field-get></text:p>
          </table:table-cell>
          <table:table-cell table:style-name="Table2.C1" office:value-type="string">
            <text:p text:style-name="P40"/>
          </table:table-cell>
          <table:table-cell table:style-name="Table2.A1" office:value-type="string">
            <text:p text:style-name="P47"><text:user-field-get text:name="f_K_1">?f_K_1?</text:user-field-get></text:p>
          </table:table-cell>
          <table:table-cell table:style-name="Table2.B1" office:value-type="string">
            <text:p text:style-name="P49"><text:user-field-get text:name="g_K_1">?g_K_1?</text:user-field-get></text:p>
          </table:table-cell>
        </table:table-row>
        <table:table-row table:style-name="Table2.2">
          <table:table-cell table:style-name="Table2.A1" office:value-type="string">
            <text:p text:style-name="P47"/>
          </table:table-cell>
          <table:table-cell table:style-name="Table2.C1" office:value-type="string">
            <text:p text:style-name="P49"/>
          </table:table-cell>
          <table:table-cell table:style-name="Table2.C1" office:value-type="string">
            <text:p text:style-name="P40"/>
          </table:table-cell>
          <table:table-cell table:style-name="Table2.C1" office:value-type="string">
            <text:p text:style-name="P47"/>
          </table:table-cell>
          <table:table-cell table:style-name="Table2.C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7"><text:user-field-get text:name="f_K_2">?f_K_2?</text:user-field-get></text:p>
          </table:table-cell>
          <table:table-cell table:style-name="Table2.B1" office:value-type="string">
            <text:p text:style-name="P49"><text:user-field-get text:name="g_K_2">?g_K_2?</text:user-field-get></text:p>
          </table:table-cell>
          <table:table-cell table:style-name="Table2.C1" office:value-type="string">
            <text:p text:style-name="P40"/>
          </table:table-cell>
          <table:table-cell table:style-name="Table2.A1" office:value-type="string">
            <text:p text:style-name="P47"><text:user-field-get text:name="f_K_3">?f_K_3?</text:user-field-get></text:p>
          </table:table-cell>
          <table:table-cell table:style-name="Table2.B1" office:value-type="string">
            <text:p text:style-name="P49"><text:user-field-get text:name="g_K_3">?g_K_3?</text:user-field-get></text:p>
          </table:table-cell>
        </table:table-row>
        <table:table-row table:style-name="Table2.4">
          <table:table-cell table:style-name="Table2.C1" office:value-type="string">
            <text:p text:style-name="P47"/>
          </table:table-cell>
          <table:table-cell table:style-name="Table2.C1" office:value-type="string">
            <text:p text:style-name="P49"/>
          </table:table-cell>
          <table:table-cell table:style-name="Table2.C1" office:value-type="string">
            <text:p text:style-name="P40"/>
          </table:table-cell>
          <table:table-cell table:style-name="Table2.C1" office:value-type="string">
            <text:p text:style-name="P47"/>
          </table:table-cell>
          <table:table-cell table:style-name="Table2.C1" office:value-type="string">
            <text:p text:style-name="P49"/>
          </table:table-cell>
        </table:table-row>
        <table:table-row table:style-name="Table2.1">
          <table:table-cell table:style-name="Table2.A1" office:value-type="string">
            <text:p text:style-name="P47"><text:user-field-get text:name="f_K_4">?f_K_4?</text:user-field-get></text:p>
          </table:table-cell>
          <table:table-cell table:style-name="Table2.B1" office:value-type="string">
            <text:p text:style-name="P49"><text:user-field-get text:name="g_K_4">?g_K_4?</text:user-field-get></text:p>
          </table:table-cell>
          <table:table-cell table:style-name="Table2.C1" office:value-type="string">
            <text:p text:style-name="P40"/>
          </table:table-cell>
          <table:table-cell table:style-name="Table2.A1" office:value-type="string">
            <text:p text:style-name="P47"><text:user-field-get text:name="f_K_5">?f_K_5?</text:user-field-get></text:p>
          </table:table-cell>
          <table:table-cell table:style-name="Table2.B1" office:value-type="string">
            <text:p text:style-name="P49"><text:user-field-get text:name="g_K_5">?g_K_5?</text:user-field-get></text:p>
          </table:table-cell>
        </table:table-row>
      </table:table>
      <text:p text:style-name="P38"/>
      <text:p text:style-name="P18"/>
      <text:p text:style-name="P17">Bemerkungen:</text:p>
      <text:p text:style-name="Text_20_body"><draw:frame draw:style-name="fr1" draw:name="Frame1" text:anchor-type="paragraph" svg:y="0cm" svg:width="16.15cm" style:rel-width="95%" svg:height="1.799cm" draw:z-index="1"><draw:text-box><text:p text:style-name="P13"><text:user-field-get text:name="_COMMENT_1">?BEMERKUNG_1?</text:user-field-get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31"><draw:frame draw:style-name="fr2" draw:name="Frame2" text:anchor-type="paragraph" svg:x="6.309cm" svg:y="0.161cm" svg:width="4.233cm" draw:z-index="2"><draw:text-box fo:min-height="3.334cm"><text:p text:style-name="P6"/><text:p text:style-name="P6"/><text:p text:style-name="P6"/><text:p text:style-name="P7">Siegel</text:p></draw:text-box></draw:frame>Hannover, den <text:user-field-get text:name="DATE_D">?ZEUGNIS_D?</text:user-field-ge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5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25"/>
          </table:table-cell>
          <table:table-cell table:style-name="Table1.B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2">
          <table:table-cell office:value-type="string">
            <text:p text:style-name="P33">Klassenlehrer/<text:span text:style-name="T2">in</text:span></text:p>
          </table:table-cell>
          <table:table-cell office:value-type="string">
            <text:p text:style-name="P25"/>
          </table:table-cell>
          <table:table-cell table:style-name="Table1.B1" office:value-type="string">
            <text:p text:style-name="P33"/>
          </table:table-cell>
          <table:table-cell office:value-type="string">
            <text:p text:style-name="P25"/>
          </table:table-cell>
          <table:table-cell office:value-type="string">
            <text:p text:style-name="P33"><text:span text:style-name="T3">Schull</text:span>eit<text:span text:style-name="T4">er/in</text:span>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 table:number-columns-repeated="5"/>
        <table:table-column table:style-name="Table3.F"/>
        <table:table-row table:style-name="Table3.1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  <table:table-cell table:style-name="Table3.A1" office:value-type="string">
            <text:p text:style-name="P26"/>
          </table:table-cell>
        </table:table-row>
        <table:table-row table:style-name="Table3.2">
          <table:table-cell table:style-name="Table3.A2" office:value-type="string">
            <text:p text:style-name="P23">Notenstufen:</text:p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  <table:table-cell table:style-name="Table3.A2" office:value-type="string">
            <text:p text:style-name="P26"/>
          </table:table-cell>
        </table:table-row>
        <table:table-row>
          <table:table-cell table:style-name="Table3.A3" office:value-type="string">
            <text:p text:style-name="P22">1: sehr gut</text:p>
          </table:table-cell>
          <table:table-cell table:style-name="Table3.A3" office:value-type="string">
            <text:p text:style-name="P22">2: gut</text:p>
          </table:table-cell>
          <table:table-cell table:style-name="Table3.A3" office:value-type="string">
            <text:p text:style-name="P22">3: befriedigend</text:p>
          </table:table-cell>
          <table:table-cell table:style-name="Table3.A3" office:value-type="string">
            <text:p text:style-name="P22">4: ausreichend</text:p>
          </table:table-cell>
          <table:table-cell table:style-name="Table3.A3" office:value-type="string">
            <text:p text:style-name="P22">5: mangelhaft</text:p>
          </table:table-cell>
          <table:table-cell table:style-name="Table3.F3" office:value-type="string">
            <text:p text:style-name="P22">6: ungenügend</text:p>
          </table:table-cell>
        </table:table-row>
      </table:table>
      <text:p text:style-name="P8"/>
      <text:p text:style-name="P8"/>
      <text:p text:style-name="P35">Dem Zeugnis über die Vergabe eines Abschlusses i. V. m. einer Abschlussprüfung liegt zugrunde:</text:p>
      <text:p text:style-name="P32">„Verordnung über die Abschlüsse im Sekundarbereich I der allgemein bildenden Schulen einschließlich der Freien Waldorfschulen“ v. 7.4.1994 (Nds. GVBl. S. 197) in der jeweils geltenden Fass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99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style-name="Regular" style:font-family-generic="roman" style:font-pitch="variable" fo:font-size="18pt" style:font-size-asian="10.5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Times New Roman" fo:font-family="'Times New Roman'" style:font-style-name="Regular" style:font-family-generic="roman" style:font-pitch="variable" fo:font-size="24pt" style:font-size-asian="24pt"/>
    </style:style>
    <style:style style:name="Subject" style:family="paragraph" style:parent-style-name="Text_20_body">
      <style:paragraph-properties fo:margin-top="0cm" fo:margin-bottom="0cm" loext:contextual-spacing="false"/>
      <style:text-properties officeooo:rsid="00463da4"/>
    </style:style>
    <style:style style:name="Grade" style:family="paragraph" style:parent-style-name="Subject">
      <style:text-properties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fo:font-style="italic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Title" style:display-name="Table Title" style:family="paragraph" style:parent-style-name="Table_20_Contents">
      <style:paragraph-properties fo:margin-top="0.199cm" fo:margin-bottom="0.101cm" loext:contextual-spacing="false"/>
      <style:text-properties fo:font-size="10pt"/>
    </style:style>
    <style:style style:name="Footnote" style:family="paragraph" style:parent-style-name="Standard" style:class="extra">
      <style:paragraph-properties fo:margin-left="0cm" fo:margin-right="0cm" fo:margin-top="0cm" fo:margin-bottom="0.101cm" loext:contextual-spacing="false" fo:text-indent="0cm" style:auto-text-indent="false" text:number-lines="false" text:line-number="0" style:writing-mode="page"/>
      <style:text-properties fo:font-size="11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6:56:57.618785721</meta:creation-date>
    <dc:date>2019-07-01T13:04:24.761408646</dc:date>
    <meta:editing-duration>PT1H14M21S</meta:editing-duration>
    <meta:editing-cycles>18</meta:editing-cycles>
    <meta:generator>LibreOffice/6.2.4.2$Linux_X86_64 LibreOffice_project/20$Build-2</meta:generator>
    <meta:document-statistic meta:table-count="6" meta:image-count="0" meta:object-count="0" meta:page-count="2" meta:paragraph-count="73" meta:word-count="127" meta:character-count="983" meta:non-whitespace-character-count="926"/>
  </office:meta>
</office:document-meta>
</file>